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112.76pt"/>
    </style:style>
    <style:style style:name="co4" style:family="table-column">
      <style:table-column-properties fo:break-before="auto" style:column-width="119.06pt"/>
    </style:style>
    <style:style style:name="co5" style:family="table-column">
      <style:table-column-properties fo:break-before="auto" style:column-width="53.21pt"/>
    </style:style>
    <style:style style:name="co6" style:family="table-column">
      <style:table-column-properties fo:break-before="auto" style:column-width="78.55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57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Price $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$</text:p>
          </table:table-cell>
          <table:table-cell table:style-name="ce12" office:value-type="string" calcext:value-type="string">
            <text:p>Total price $: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MC2660-PA-T </text:p>
          </table:table-cell>
          <table:table-cell table:style-name="ce4" office:value-type="string" calcext:value-type="string">
            <text:p>44-LQFP</text:p>
          </table:table-cell>
          <table:table-cell table:style-name="ce2" office:value-type="string" calcext:value-type="string">
            <text:p>stepper driver IC</text:p>
          </table:table-cell>
          <table:table-cell table:style-name="ce6" table:formula="of:=HYPERLINK(&quot;https://www.digikey.com/product-detail/en/trinamic-motion-control-gmbh/TMC2660-PA-T/1460-1062-1-ND/4500217&quot;;&quot;digikey&quot;)" office:value-type="string" office:string-value="digikey" calcext:value-type="string">
            <text:p>digikey</text:p>
          </table:table-cell>
          <table:table-cell table:style-name="ce2" office:value-type="float" office:value="6.98" calcext:value-type="float">
            <text:p>6.9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]*[.F2]" office:value-type="float" office:value="6.98" calcext:value-type="float">
            <text:p>6.98</text:p>
          </table:table-cell>
          <table:table-cell table:style-name="ce5" table:formula="of:=SUM([.H2:.H18])" office:value-type="float" office:value="11.2161" calcext:value-type="float">
            <text:p>11.21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70nF 100V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capacitor</text:p>
          </table:table-cell>
          <table:table-cell table:style-name="ce6" table:formula="of:=HYPERLINK(&quot;https://www.aliexpress.com/item/100pcs-1206-470nF-0-47uF-100V-10-Thick-Film-Chip-Multilayer-Ceramic-Capacitor/32862247889.html?spm=2114.search0104.3.8.5e90cea6j712gB&amp;ws_ab_test=searchweb0_0,searchweb201602_6_10065_10870_10068_319_10867_10059_10884_317_108&quot;&amp;&quot;87_10696_321_322_10084_453_10083_454_10103_10618_10307_537_536,searchweb201603_6,ppcSwitch_0&amp;algo_expid=48d95292-537d-4eab-a8dd-c31b8cb41dbc-1&amp;algo_pvid=48d95292-537d-4eab-a8dd-c31b8cb41dbc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031" calcext:value-type="float">
            <text:p>0.0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]*[.F3]" office:value-type="float" office:value="0.031" calcext:value-type="float">
            <text:p>0.03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0nF 100V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capacitor</text:p>
          </table:table-cell>
          <table:table-cell table:style-name="ce6" table:formula="of:=HYPERLINK(&quot;https://www.aliexpress.com/item/Free-Shipping-100pcs-lot-1206-SMD-Capacitor-100V-100NF-10-X7R-CL31B104KCFNNNE/32751150463.html?spm=2114.search0104.3.7.ba211029IGUIed&amp;ws_ab_test=searchweb0_0,searchweb201602_6_10065_10870_10068_319_10867_10059_10884_317_108&quot;&amp;&quot;87_10696_321_322_10084_453_10083_454_10103_10618_10307_537_536,searchweb201603_6,ppcSwitch_0&amp;algo_expid=4bb189e9-ae52-4c65-8792-7f7d06d67b44-1&amp;algo_pvid=4bb189e9-ae52-4c65-8792-7f7d06d67b44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0594" calcext:value-type="float">
            <text:p>0.0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]*[.F4]" office:value-type="float" office:value="0.1782" calcext:value-type="float">
            <text:p>0.178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nF 100V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capacitor</text:p>
          </table:table-cell>
          <table:table-cell table:style-name="ce6" table:formula="of:=HYPERLINK(&quot;https://www.aliexpress.com/item/100pcs-1206-10000pF-10nF-0-01uF-100V-10-Thick-Film-Chip-Multilayer-Ceramic-Capacitor/32860016976.html?spm=2114.search0104.3.7.3a6b6089MFN1RB&amp;ws_ab_test=searchweb0_0,searchweb201602_6_10065_10870_10068_319_10867_10059_10884_&quot;&amp;&quot;317_10887_10696_321_322_10084_453_10083_454_10103_10618_10307_537_536,searchweb201603_6,ppcSwitch_0&amp;algo_expid=2b898090-02a9-46f0-b04f-5ecc5ff7a53a-1&amp;algo_pvid=2b898090-02a9-46f0-b04f-5ecc5ff7a53a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03" calcext:value-type="float">
            <text:p>0.0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5]*[.F5]" office:value-type="float" office:value="0.12" calcext:value-type="float">
            <text:p>0.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20uF 63V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0x16mm</text:p>
          </table:table-cell>
          <table:table-cell table:style-name="ce2" office:value-type="string" calcext:value-type="string">
            <text:p>trough hole capacitor</text:p>
          </table:table-cell>
          <table:table-cell table:style-name="ce6" table:formula="of:=HYPERLINK(&quot;https://www.aliexpress.com/item/Free-Shipping-20PCS-Electrolytic-capacitor-63V-220UF-10x16mm/32234266260.html?spm=2114.search0104.3.16.2a04596eLF2zEZ&amp;ws_ab_test=searchweb0_0,searchweb201602_6_10065_10870_10068_319_10867_10059_10884_317_10887_10696_321_322&quot;&amp;&quot;_10084_453_10083_454_10103_10618_10307_537_536,searchweb201603_6,ppcSwitch_0&amp;algo_expid=8e369b76-eeac-4c2c-9cc8-1da0d5183655-2&amp;algo_pvid=8e369b76-eeac-4c2c-9cc8-1da0d5183655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1195" calcext:value-type="float">
            <text:p>0.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]*[.F6]" office:value-type="float" office:value="0.239" calcext:value-type="float">
            <text:p>0.2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5pF 100V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capacitor</text:p>
          </table:table-cell>
          <table:table-cell table:style-name="ce6" table:formula="of:=HYPERLINK(&quot;https://www.aliexpress.com/item/100pcs-1206-15PF-2KV-2000V-5-Thick-Film-Chip-Multilayer-Ceramic-Capacitor/32860906507.html?spm=2114.search0104.3.29.47c97fb0JxsCY7&amp;ws_ab_test=searchweb0_0,searchweb201602_6_10065_10870_10068_319_10867_10059_10884_317_10887_&quot;&amp;&quot;10696_321_322_10084_453_10083_454_10103_10618_10307_537_536,searchweb201603_6,ppcSwitch_0&amp;algo_expid=81e9ee54-19d3-4102-aea4-c16f21ec6afc-4&amp;algo_pvid=81e9ee54-19d3-4102-aea4-c16f21ec6afc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036" calcext:value-type="float">
            <text:p>0.0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7]*[.F7]" office:value-type="float" office:value="0.036" calcext:value-type="float">
            <text:p>0.03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led</text:p>
          </table:table-cell>
          <table:table-cell table:style-name="ce6" table:formula="of:=HYPERLINK(&quot;https://www.aliexpress.com/item/Smd-leds-led-smd-red-ray-1206-languang-bright-double-red-red/2031685194.html?spm=2114.search0104.3.1.79d71076xl6FNh&amp;ws_ab_test=searchweb0_0,searchweb201602_6_10065_10870_10068_319_10867_10059_10884_317_10887_10696_321_322_1&quot;&amp;&quot;0084_453_10083_454_10103_10618_10307_537_536,searchweb201603_6,ppcSwitch_0&amp;algo_expid=41b86426-759b-4809-9d64-86b8ff4e2b7f-0&amp;algo_pvid=41b86426-759b-4809-9d64-86b8ff4e2b7f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006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8]*[.F8]" office:value-type="float" office:value="0.006" calcext:value-type="float">
            <text:p>0.00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led</text:p>
          </table:table-cell>
          <table:table-cell table:style-name="ce6" table:formula="of:=HYPERLINK(&quot;https://www.aliexpress.com/item/Smd-leds-led-smd-red-ray-1206-languang-bright-double-red-red/2031685194.html?spm=2114.search0104.3.1.79d71076xl6FNh&amp;ws_ab_test=searchweb0_0,searchweb201602_6_10065_10870_10068_319_10867_10059_10884_317_10887_10696_321_322_1&quot;&amp;&quot;0084_453_10083_454_10103_10618_10307_537_536,searchweb201603_6,ppcSwitch_0&amp;algo_expid=41b86426-759b-4809-9d64-86b8ff4e2b7f-0&amp;algo_pvid=41b86426-759b-4809-9d64-86b8ff4e2b7f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006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9]*[.F9]" office:value-type="float" office:value="0.006" calcext:value-type="float">
            <text:p>0.00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V to 3.3V</text:p>
          </table:table-cell>
          <table:table-cell table:style-name="ce2" office:value-type="string" calcext:value-type="string">
            <text:p>MCP1703</text:p>
          </table:table-cell>
          <table:table-cell table:style-name="ce2" office:value-type="string" calcext:value-type="string">
            <text:p>SOT223</text:p>
          </table:table-cell>
          <table:table-cell table:style-name="ce2" office:value-type="string" calcext:value-type="string">
            <text:p>smd stepdown regulator</text:p>
          </table:table-cell>
          <table:table-cell table:style-name="ce6" table:formula="of:=HYPERLINK(&quot;https://www.aliexpress.com/item/MCP1703T-3302E-DB-MCP1703T-3302E-D-MCP1703T-3302E-MCP1703T-3302-3302-10pcs-lot/32762444428.html?spm=2114.search0104.3.2.1b69298eta04Sr&amp;ws_ab_test=searchweb0_0,searchweb201602_5_10320_10321_10065_10344_10068_10342_10547_1034&quot;&amp;&quot;3_10322_10340_10548_10341_10193_10194_10084_10083_10618_10304_10307_10302_10180_5722315_10313_10059_10184_10534_100031_10319_10103_441_10624_442_10623_10622_10186_10621_10620_10142,searchweb201603_40,ppcSwitch_7&amp;algo_expid=bc0c251e-5766-44a3-8754-092b871e&quot;&amp;&quot;f54d-0&amp;algo_pvid=bc0c251e-5766-44a3-8754-092b871ef54d&amp;priceBeautifyAB=0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32" calcext:value-type="float">
            <text:p>0.3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0]*[.F10]" office:value-type="float" office:value="0.32" calcext:value-type="float">
            <text:p>0.32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s://www.aliexpress.com/item/100PCS-1206-SMD-Resistor-5-22-ohm-220-22ohm-free-shipping/32881584288.html?spm=2114.search0104.3.1.460777acxrfPY1&amp;ws_ab_test=searchweb0_0,searchweb201602_6_10065_10870_10068_319_10867_10059_10884_317_10887_10696_321_322_100&quot;&amp;&quot;84_453_10083_454_10103_10618_10307_537_536,searchweb201603_6,ppcSwitch_0&amp;algo_expid=f0d33feb-c791-4a86-9b9c-66deca3afb3e-0&amp;algo_pvid=f0d33feb-c791-4a86-9b9c-66deca3afb3e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0089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1]*[.F11]" office:value-type="float" office:value="0.0178" calcext:value-type="float">
            <text:p>0.017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.99K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s://www.aliexpress.com/item/200pcs-1206-1-SMD-Resistor-4-99k-4-99K-ohm-Chip-Resistors-0-25W-1-4W/32956961040.html?spm=2114.search0104.3.14.874f44d2O1Ab3v&amp;ws_ab_test=searchweb0_0,searchweb201602_6_10065_10870_10068_319_10867_10059_10884_317_10887_10696&quot;&amp;&quot;_321_322_10084_453_10083_454_10103_10618_10307_537_536,searchweb201603_6,ppcSwitch_0&amp;algo_expid=0ac41a6e-1ab9-4c1f-970e-87830e92109d-2&amp;algo_pvid=0ac41a6e-1ab9-4c1f-970e-87830e92109d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2]*[.F12]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s://www.aliexpress.com/item/200pcs-1206-1-SMD-Resistor-499R-499-ohms-ohm-Chip-Resistors-0-25W-1-4W/32960539874.html?spm=2114.search0104.3.1.1f575b65a2aYt7&amp;ws_ab_test=searchweb0_0,searchweb201602_6_10065_10870_10068_319_10867_10059_10884_317_10887_1069&quot;&amp;&quot;6_321_322_10084_453_10083_454_10103_10618_10307_537_536,searchweb201603_6,ppcSwitch_0&amp;algo_expid=27719a79-b682-4391-9e62-9b182b9f3ac9-0&amp;algo_pvid=27719a79-b682-4391-9e62-9b182b9f3ac9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3]*[.F13]" office:value-type="float" office:value="0.02" calcext:value-type="float">
            <text:p>0.02</text:p>
          </table:table-cell>
          <table:table-cell table:number-columns-repeated="101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smd resistor</text:p>
          </table:table-cell>
          <table:table-cell table:style-name="ce6" table:formula="of:=HYPERLINK(&quot;https://www.aliexpress.com/item/200pcs-1-1206-SMD-resistor-0R-10M-1-4W-0-0-1-1-10-100-150/32844350889.html?spm=2114.search0104.3.1.7a747a5aVLSGhv&amp;ws_ab_test=searchweb0_0,searchweb201602_6_10065_10870_10068_319_10867_10059_10884_317_10887_10696_321_322_100&quot;&amp;&quot;84_453_10083_454_10103_10618_10307_537_536,searchweb201603_6,ppcSwitch_0&amp;algo_expid=f0ba41fc-461e-4718-b374-94f1efda0d98-0&amp;algo_pvid=f0ba41fc-461e-4718-b374-94f1efda0d98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4]*[.F14]" office:value-type="float" office:value="0.02" calcext:value-type="float">
            <text:p>0.0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6Mhz</text:p>
          </table:table-cell>
          <table:table-cell table:style-name="ce2" office:value-type="string" calcext:value-type="string">
            <text:p>XO91050UITA</text:p>
          </table:table-cell>
          <table:table-cell table:style-name="ce2" office:value-type="string" calcext:value-type="string">
            <text:p>7 x 5mm SMD HCMOS</text:p>
          </table:table-cell>
          <table:table-cell table:style-name="ce2" office:value-type="string" calcext:value-type="string">
            <text:p>smd oscillator</text:p>
          </table:table-cell>
          <table:table-cell table:style-name="ce6" table:formula="of:=HYPERLINK(&quot;https://www.newark.com/euroquartz/16-000mhz-xo91050uita/osc-5x7mm-smd-cer-16-000mhz/dp/15P4131?ost=XO91050UITA+16+mhz&amp;krypto=qfUBzrpzPKPwEV6QcuNo0mxB3a86wviFh%2F2tpWHucP3A3YxjtUPfwo9igm87O52lW%2BRxrsmNyRE2uqFDi2%2FvXg%3D%3D&amp;ddkey=https%3Aen-US%2FElement14&quot;&amp;&quot;_US%2Fsearch&quot;;&quot;farnell&quot;)" office:value-type="string" office:string-value="farnell" calcext:value-type="string">
            <text:p>farnell</text:p>
          </table:table-cell>
          <table:table-cell table:style-name="ce9" office:value-type="float" office:value="2.84" calcext:value-type="float">
            <text:p>2.8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5]*[.F15]" office:value-type="float" office:value="2.84" calcext:value-type="float">
            <text:p>2.8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 poles</text:p>
          </table:table-cell>
          <table:table-cell table:style-name="ce4" office:value-type="string" calcext:value-type="string">
            <text:p>KF128-5.08-2P</text:p>
          </table:table-cell>
          <table:table-cell table:style-name="ce2" office:value-type="string" calcext:value-type="string">
            <text:p>5.08mm</text:p>
          </table:table-cell>
          <table:table-cell table:style-name="ce2" office:value-type="string" calcext:value-type="string">
            <text:p>screw terminal block</text:p>
          </table:table-cell>
          <table:table-cell table:style-name="ce7" table:formula="of:=HYPERLINK(&quot;https://www.aliexpress.com/item/100PCS-KF128-5-08-2P-KF128-2Pin-5-08mm-Straight-Pin-PCB-Screw-Terminal-Block-ROHS/32223216761.html?spm=2114.search0104.3.21.45b3adfcapy8xg&amp;ws_ab_test=searchweb0_0,searchweb201602_6_10065_10870_10068_319_10867_10059_10884_31&quot;&amp;&quot;7_10887_10696_321_322_10084_453_10083_454_10103_10618_10307_537_536,searchweb201603_6,ppcSwitch_0&amp;algo_expid=37e46353-d930-465c-9e55-f1df28173fca-3&amp;algo_pvid=37e46353-d930-465c-9e55-f1df28173fca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0387" calcext:value-type="float">
            <text:p>0.0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16]*[.F16]" office:value-type="float" office:value="0.1161" calcext:value-type="float">
            <text:p>0.116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0 pol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2.54mm</text:p>
          </table:table-cell>
          <table:table-cell table:style-name="ce2" office:value-type="string" calcext:value-type="string">
            <text:p>straight pin headers</text:p>
          </table:table-cell>
          <table:table-cell table:style-name="ce6" table:formula="of:=HYPERLINK(&quot;https://www.aliexpress.com/item/Free-Shipping-Pins-Multipurpose-Male-Male-5-strips-of-40/32651418137.html?spm=2114.search0104.3.21.79d92766kdtHW9&amp;ws_ab_test=searchweb0_0,searchweb201602_6_10065_10870_10068_319_10867_10059_10884_317_10887_10696_321_322_100&quot;&amp;&quot;84_453_10083_454_10103_10618_10307_537_536,searchweb201603_6,ppcSwitch_0&amp;algo_expid=3e4b7903-eeb6-416a-b921-0ffc2ff3aadd-3&amp;algo_pvid=3e4b7903-eeb6-416a-b921-0ffc2ff3aadd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146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7]*[.F17]" office:value-type="float" office:value="0.146" calcext:value-type="float">
            <text:p>0.146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-</text:p>
          </table:table-cell>
          <table:table-cell table:style-name="ce5" office:value-type="string" calcext:value-type="string">
            <text:p>14x14x8mm</text:p>
          </table:table-cell>
          <table:table-cell table:style-name="ce2" office:value-type="string" calcext:value-type="string">
            <text:p>aluminum heatsink</text:p>
          </table:table-cell>
          <table:table-cell table:style-name="ce6" table:formula="of:=HYPERLINK(&quot;https://www.aliexpress.com/item/10pcs-Computer-Cooler-Radiator-Aluminum-Heatsink-Heat-sink-for-Electronic-Chip-Heat-dissipation-Cooling-Pads-14/32890197245.html?spm=2114.search0104.3.1.7f623b402Jgzvn&amp;ws_ab_test=searchweb0_0,searchweb201602_6_10065_10870_1&quot;&amp;&quot;0068_319_10867_10059_10884_317_10887_10696_321_322_10084_453_10083_454_10103_10618_10307_537_536,searchweb201603_6,ppcSwitch_0&amp;algo_expid=a0ea8e4a-62c6-44d5-b78e-3e23d17f6787-3&amp;algo_pvid=a0ea8e4a-62c6-44d5-b78e-3e23d17f6787&amp;transAbTest=ae803_4&quot;;&quot;aliexpress&quot;)" office:value-type="string" office:string-value="aliexpress" calcext:value-type="string">
            <text:p>aliexpress</text:p>
          </table:table-cell>
          <table:table-cell table:style-name="ce9" office:value-type="float" office:value="0.13" calcext:value-type="float">
            <text:p>0.13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13" calcext:value-type="float">
            <text:p>0.13</text:p>
          </table:table-cell>
          <table:table-cell table:number-columns-repeated="1016"/>
        </table:table-row>
        <table:table-row table:style-name="ro1" table:number-rows-repeated="7">
          <table:table-cell table:style-name="ce3" table:number-columns-repeated="4"/>
          <table:table-cell table:style-name="ce8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8"/>
          <table:table-cell table:style-name="ce3" table:number-columns-repeated="2"/>
          <table:table-cell table:style-name="ce11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8"/>
          <table:table-cell table:style-name="ce10"/>
          <table:table-cell table:style-name="ce3"/>
          <table:table-cell table:style-name="ce11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8"/>
          <table:table-cell table:style-name="ce3" table:number-columns-repeated="2"/>
          <table:table-cell table:style-name="ce11"/>
          <table:table-cell table:number-columns-repeated="1016"/>
        </table:table-row>
        <table:table-row table:style-name="ro1" table:number-rows-repeated="4">
          <table:table-cell table:style-name="ce3" table:number-columns-repeated="4"/>
          <table:table-cell table:style-name="ce8"/>
          <table:table-cell table:style-name="ce3" table:number-columns-repeated="2"/>
          <table:table-cell table:style-name="ce11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8"/>
          <table:table-cell table:style-name="ce3" table:number-columns-repeated="2"/>
          <table:table-cell table:style-name="ce11"/>
          <table:table-cell table:number-columns-repeated="1016"/>
        </table:table-row>
        <table:table-row table:style-name="ro1" table:number-rows-repeated="5">
          <table:table-cell table:style-name="ce3" table:number-columns-repeated="4"/>
          <table:table-cell table:style-name="ce8"/>
          <table:table-cell table:style-name="ce3" table:number-columns-repeated="2"/>
          <table:table-cell table:style-name="ce11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8"/>
          <table:table-cell table:style-name="ce3" table:number-columns-repeated="2"/>
          <table:table-cell table:style-name="ce11"/>
          <table:table-cell table:number-columns-repeated="1016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6" meta:object-count="0"/>
    <meta:generator>LibreOfficeDev/6.0.5.2$Linux_X86_64 LibreOffice_project/</meta:generator>
  </office:meta>
</office:document-meta>
</file>